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2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b2b2b2"/>
    </style:style>
  </office:automatic-styles>
  <office:body>
    <office:spreadsheet>
      <table:table table:name="AOC2024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string">
            <text:p>Day/Part</text:p>
          </table:table-cell>
          <table:table-cell table:style-name="ce2" office:value-type="string">
            <text:p>Gdscript Time</text:p>
          </table:table-cell>
          <table:table-cell table:style-name="ce2" office:value-type="string">
            <text:p>Rust Time</text:p>
          </table:table-cell>
          <table:table-cell table:style-name="ce2" table:number-columns-repeated="1021"/>
        </table:table-row>
        <table:table-row table:style-name="ro2">
          <table:table-cell office:value-type="string">
            <text:p>`1/1</text:p>
          </table:table-cell>
          <table:table-cell office:value-type="string">
            <text:p>2ms</text:p>
          </table:table-cell>
          <table:table-cell office:value-type="string">
            <text:p>2.24ms</text:p>
          </table:table-cell>
          <table:table-cell table:number-columns-repeated="1021"/>
        </table:table-row>
        <table:table-row table:style-name="ro2">
          <table:table-cell office:value-type="string">
            <text:p>`1/2</text:p>
          </table:table-cell>
          <table:table-cell office:value-type="string">
            <text:p>64ms</text:p>
          </table:table-cell>
          <table:table-cell office:value-type="string">
            <text:p>8.82ms</text:p>
          </table:table-cell>
          <table:table-cell table:number-columns-repeated="1021"/>
        </table:table-row>
        <table:table-row table:style-name="ro2">
          <table:table-cell office:value-type="string">
            <text:p>`2/1</text:p>
          </table:table-cell>
          <table:table-cell office:value-type="string">
            <text:p>7ms</text:p>
          </table:table-cell>
          <table:table-cell office:value-type="string">
            <text:p>2.78ms</text:p>
          </table:table-cell>
          <table:table-cell table:number-columns-repeated="1021"/>
        </table:table-row>
        <table:table-row table:style-name="ro2">
          <table:table-cell office:value-type="string">
            <text:p>`2/2</text:p>
          </table:table-cell>
          <table:table-cell office:value-type="string">
            <text:p>10ms</text:p>
          </table:table-cell>
          <table:table-cell office:value-type="string">
            <text:p>3.65ms</text:p>
          </table:table-cell>
          <table:table-cell table:number-columns-repeated="1021"/>
        </table:table-row>
        <table:table-row table:style-name="ro2">
          <table:table-cell office:value-type="string">
            <text:p>`3/1</text:p>
          </table:table-cell>
          <table:table-cell office:value-type="string">
            <text:p>18ms</text:p>
          </table:table-cell>
          <table:table-cell office:value-type="string">
            <text:p>3.6ms</text:p>
          </table:table-cell>
          <table:table-cell table:number-columns-repeated="1021"/>
        </table:table-row>
        <table:table-row table:style-name="ro2">
          <table:table-cell office:value-type="string">
            <text:p>`3/2</text:p>
          </table:table-cell>
          <table:table-cell office:value-type="string">
            <text:p>4ms</text:p>
          </table:table-cell>
          <table:table-cell office:value-type="string">
            <text:p>2.76ms</text:p>
          </table:table-cell>
          <table:table-cell table:number-columns-repeated="1021"/>
        </table:table-row>
        <table:table-row table:style-name="ro2">
          <table:table-cell office:value-type="string">
            <text:p>`4/1</text:p>
          </table:table-cell>
          <table:table-cell office:value-type="string">
            <text:p>30ms</text:p>
          </table:table-cell>
          <table:table-cell office:value-type="string">
            <text:p>17.67ms</text:p>
          </table:table-cell>
          <table:table-cell table:number-columns-repeated="1021"/>
        </table:table-row>
        <table:table-row table:style-name="ro2">
          <table:table-cell office:value-type="string">
            <text:p>`4/2</text:p>
          </table:table-cell>
          <table:table-cell office:value-type="string">
            <text:p>20ms</text:p>
          </table:table-cell>
          <table:table-cell office:value-type="string">
            <text:p>3.25ms</text:p>
          </table:table-cell>
          <table:table-cell table:number-columns-repeated="1021"/>
        </table:table-row>
        <table:table-row table:style-name="ro2">
          <table:table-cell office:value-type="string">
            <text:p>`5/1</text:p>
          </table:table-cell>
          <table:table-cell office:value-type="string">
            <text:p>209ms</text:p>
          </table:table-cell>
          <table:table-cell office:value-type="string">
            <text:p>20.12ms</text:p>
          </table:table-cell>
          <table:table-cell table:number-columns-repeated="1021"/>
        </table:table-row>
        <table:table-row table:style-name="ro2">
          <table:table-cell office:value-type="string">
            <text:p>`5/2</text:p>
          </table:table-cell>
          <table:table-cell office:value-type="string">
            <text:p>480ms</text:p>
          </table:table-cell>
          <table:table-cell office:value-type="string">
            <text:p>64.01ms</text:p>
          </table:table-cell>
          <table:table-cell table:number-columns-repeated="1021"/>
        </table:table-row>
        <table:table-row table:style-name="ro2">
          <table:table-cell office:value-type="string">
            <text:p>`6/1</text:p>
          </table:table-cell>
          <table:table-cell office:value-type="string">
            <text:p>10ms</text:p>
          </table:table-cell>
          <table:table-cell office:value-type="string">
            <text:p>2.76ms</text:p>
          </table:table-cell>
          <table:table-cell table:number-columns-repeated="1021"/>
        </table:table-row>
        <table:table-row table:style-name="ro1">
          <table:table-cell office:value-type="string">
            <text:p>`6/2</text:p>
          </table:table-cell>
          <table:table-cell office:value-type="string">
            <text:p>150.17sec</text:p>
          </table:table-cell>
          <table:table-cell office:value-type="string">
            <text:p>366sec</text:p>
          </table:table-cell>
          <table:table-cell office:value-type="string">
            <text:p>Proof that the godot devs are better than me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8">12/28/2024</text:date>, <text:time>14:0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 c</meta:initial-creator>
    <meta:creation-date>2024-12-26T11:28:44.46</meta:creation-date>
    <dc:date>2024-12-28T14:04:39.24</dc:date>
    <dc:creator>m c</dc:creator>
    <meta:editing-duration>P2DT2H35M46S</meta:editing-duration>
    <meta:editing-cycles>20</meta:editing-cycles>
    <meta:generator>OpenOffice/4.1.5$Win32 OpenOffice.org_project/415m1$Build-9789</meta:generator>
    <meta:document-statistic meta:table-count="3" meta:cell-count="40" meta:object-count="0"/>
  </office:meta>
</office:document-meta>
</file>